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8000000822737CB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a570" officeooo:paragraph-rsid="0004a57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a570" officeooo:paragraph-rsid="0004a57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JAW</text:p>
      <text:p text:style-name="P2"/>
      <text:p text:style-name="P2"><draw:frame draw:style-name="fr1" draw:name="Image1" text:anchor-type="paragraph" svg:width="14.182cm" svg:height="3.44cm" draw:z-index="0"><draw:image xlink:href="Pictures/1000020100000218000000822737CB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31:01.341223878</meta:creation-date>
    <dc:date>2015-10-16T15:31:52.927006211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1" meta:object-count="0" meta:page-count="1" meta:paragraph-count="2" meta:word-count="4" meta:character-count="18" meta:non-whitespace-character-count="16"/>
  </office:meta>
</office:document-meta>
</file>